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Devanagari" style:font-family-complex="'Noto Sans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Devanagari" style:font-family-complex="'Noto Sans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oto Sans Devanagari" style:font-family-complex="'Noto Sans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9T21:48:54.610166753</meta:creation-date>
    <meta:document-statistic meta:object-count="25"/>
    <meta:generator>LibreOffice/5.2.7.2$Linux_X86_64 LibreOffice_project/20m0$Build-2</meta:generator>
  </office:meta>
</office:document-meta>
</file>